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4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42"/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2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42"/>
          <table:table-cell table:style-name="Default"/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43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21:36:40.8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08:11:42.120000000</dc:date>
    <meta:editing-duration>PT20H38M33S</meta:editing-duration>
    <meta:editing-cycles>34</meta:editing-cycles>
    <meta:generator>LibreOffice/5.1.3.2$Windows_x86 LibreOffice_project/644e4637d1d8544fd9f56425bd6cec110e49301b</meta:generator>
    <meta:document-statistic meta:table-count="1" meta:cell-count="91" meta:object-count="0"/>
  </office:meta>
</office:document-meta>
</file>